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423cm" fo:margin-bottom="0.212cm"/>
    </style:style>
    <style:style style:name="P4" style:family="paragraph" style:parent-style-name="Title" style:master-page-name="Standard">
      <style:paragraph-properties style:page-number="auto"/>
    </style:style>
    <style:style style:name="T1" style:family="text">
      <style:text-properties fo:language="pt" fo:country="BR"/>
    </style:style>
    <style:style style:name="T2" style:family="text">
      <style:text-properties style:font-name="Liberation Sans1" fo:font-size="14pt" fo:language="pt" fo:country="BR" fo:font-style="italic" fo:font-weight="bold" style:font-size-asian="14pt" style:language-asian="pt" style:country-asian="BR" style:font-style-asian="italic" style:font-weight-asian="bold" style:font-name-complex="Liberation Sans2" style:font-size-complex="14pt" style:font-style-complex="italic" style:font-weight-complex="bold"/>
    </style:style>
    <style:style style:name="T3" style:family="text">
      <style:text-properties style:font-name="Liberation Serif" fo:language="pt" fo:country="BR" style:language-asian="pt" style:country-asian="BR" style:font-name-complex="Liberation Serif1"/>
    </style:style>
    <style:style style:name="T4" style:family="text">
      <style:text-properties style:font-name="Liberation Serif" fo:language="pt" fo:country="BR" style:language-asian="pt" style:country-asian="BR" style:font-name-complex="Liberation Serif1" style:font-weight-complex="bold"/>
    </style:style>
    <style:style style:name="T5" style:family="text">
      <style:text-properties style:font-name="Liberation Serif" fo:language="pt" fo:country="BR" fo:font-weight="bold" style:language-asian="pt" style:country-asian="BR" style:font-weight-asian="bold" style:font-name-complex="Liberation Serif1" style:font-weight-complex="bold"/>
    </style:style>
    <style:style style:name="T6" style:family="text"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Rede Social<text:line-break/>Glossário</text:span></text:h>
      <text:p text:style-name="P3"><text:span text:style-name="T2">Glossário: </text:span></text:p>
      <text:p text:style-name="Standard"><text:span text:style-name="T5">Especialidade: </text:span><text:span text:style-name="T3">alguma especialidade que um usuário possui como, por exemplo, Linux. </text:span></text:p>
      <text:p text:style-name="Standard"><text:span text:style-name="T5">FAQ:</text:span><text:span text:style-name="T3"> Frequently Asked Questions. (Perguntas Freqüentes) </text:span></text:p>
      <text:p text:style-name="Standard"><text:span text:style-name="T5">Thread: </text:span><text:span text:style-name="T3">conjunto de pergunta, respostas e réplicas sobre um assunto.</text:span></text:p>
      <text:p text:style-name="Standard"><text:span text:style-name="T5">Usuário: </text:span><text:span text:style-name="T3">usuário comum do sistema. </text:span></text:p>
      <text:p text:style-name="Standard"><text:span text:style-name="T5">Administrador:</text:span><text:span text:style-name="T3"> usuário com funções administrativas no sistema. </text:span></text:p>
      <text:p text:style-name="Standard"><text:span text:style-name="T5">Especialista:</text:span><text:span text:style-name="T3"> usuário que é especialista numa área.</text:span></text:p>
      <text:p text:style-name="Standard"><text:span text:style-name="T5">Observador: </text:span><text:span text:style-name="T4">Alguém que entra no sistema e não está logado.</text:span></text:p>
      <text:p text:style-name="Standard"><text:span text:style-name="T5">CCSL:</text:span><text:span text:style-name="T4"> Centro de Competência de Software Liv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Arial" fo:font-size="11pt" style:font-size-asian="11pt" style:font-name-complex="Arial1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rpo_20_de_20_texto_20_Char" style:display-name="Corpo de texto Char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8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5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2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29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6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3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0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37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0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0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Page </text:span><text:page-number text:select-page="current">1</text:page-number><text:span text:style-name="page_20_number"><text:span text:style-name="MT1"> of </text:span></text:span>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gt;</dc:title>
    <dc:subject>&gt;</dc:subject>
    <meta:initial-creator>Caio</meta:initial-creator>
    <meta:editing-cycles>6</meta:editing-cycles>
    <meta:print-date>2011-10-23T15:57:00</meta:print-date>
    <meta:creation-date>2011-10-23T14:10:00</meta:creation-date>
    <dc:date>2011-12-11T13:55:41</dc:date>
    <meta:editing-duration>PT2M1S</meta:editing-duration>
    <meta:generator>LibreOffice/3.4$Linux LibreOffice_project/340m1$Build-302</meta:generator>
    <meta:document-statistic meta:table-count="0" meta:image-count="0" meta:object-count="0" meta:page-count="1" meta:paragraph-count="11" meta:word-count="71" meta:character-count="503" meta:non-whitespace-character-count="438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asos de uso" xlink:href=""/>
  </office:meta>
</office:document-meta>
</file>